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1b845" style:font-size-asian="12pt" style:font-size-complex="12pt"/>
    </style:style>
    <style:style style:name="P6" style:family="paragraph" style:parent-style-name="Standard" style:master-page-name="Default_20_Style12">
      <style:paragraph-properties fo:margin-top="0cm" fo:margin-bottom="0cm" loext:contextual-spacing="false" style:page-number="auto"/>
      <style:text-properties officeooo:paragraph-rsid="0011b845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1b845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1b845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1b845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1b845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1b845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1b845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1b845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1b845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6:53Z45"/>SURAT KEPUTUSAN</text:p>
      <text:p text:style-name="P9">No. / 422 / 454 /Adm.Sek</text:p>
      <text:p text:style-name="P10"/>
      <text:p text:style-name="P11">Berdasarkan :</text:p>
      <text:list xml:id="list223889808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OHAMAD RAMLI</text:span></text:p>
      <text:p text:style-name="P13"><text:span text:style-name="T2"><text:tab/><text:tab/>Tempat, Tanggal Lahir<text:tab/>: 21-03-2002, 03/21/02</text:span></text:p>
      <text:p text:style-name="P13"><text:span text:style-name="T2"><text:tab/><text:tab/>NISN<text:tab/><text:tab/><text:tab/><text:tab/>: 0021349873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6:53Z4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6:53Z4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6:53Z45"/><text:bookmark-end text:name="_Hlk481362583MailMergeMark2020-05-06T04:16:53Z4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6:36.180024081</meta:creation-date>
    <dc:date>2020-05-06T04:17:20.949617185</dc:date>
    <meta:print-date>2020-05-04T04:53:00</meta:print-date>
    <meta:editing-cycles>16</meta:editing-cycles>
    <meta:editing-duration>PT57M40S</meta:editing-duration>
    <meta:document-statistic meta:table-count="0" meta:image-count="28" meta:object-count="0" meta:page-count="1" meta:paragraph-count="192" meta:word-count="1257" meta:character-count="8851" meta:non-whitespace-character-count="773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